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2301E3EC3B11397E353.png" manifest:media-type="image/png"/>
  <manifest:file-entry manifest:full-path="Pictures/10000000000001AF0000024252E1E929722B69F2.png" manifest:media-type="image/png"/>
  <manifest:file-entry manifest:full-path="Pictures/10000000000001AF00000242DA5C80985035CB29.png" manifest:media-type="image/png"/>
  <manifest:file-entry manifest:full-path="Pictures/10000000000001A4000002303C1DB33E634666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383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0.242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3" draw:name="Shape1" draw:style-name="gr2" draw:text-style-name="P1" svg:width="0.6488in" svg:height="0.2433in" svg:x="5.1516in" svg:y="9.8161in"><draw:text-box><text:p>chi2</text:p></draw:text-box></draw:frame><draw:frame text:anchor-type="paragraph" draw:z-index="2" draw:name="Shape1" draw:style-name="gr1" draw:text-style-name="P1" svg:width="0.9378in" svg:height="0.3843in" svg:x="0.9272in" svg:y="9.7583in"><draw:text-box><text:p>Euclid norm</text:p></draw:text-box></draw:frame><draw:frame draw:style-name="fr1" draw:name="Image1" text:anchor-type="paragraph" svg:x="-0.7693in" svg:y="-0.7638in" svg:width="4.3665in" svg:height="5.8228in" draw:z-index="4"><draw:image xlink:href="Pictures/10000000000001A4000002303C1DB33E6346669B.png" xlink:type="simple" xlink:show="embed" xlink:actuate="onLoad"/></draw:frame><draw:frame draw:style-name="fr1" draw:name="Image2" text:anchor-type="paragraph" svg:x="-0.5374in" svg:y="5.0335in" svg:width="3.8618in" svg:height="5.1791in" draw:z-index="1"><draw:image xlink:href="Pictures/10000000000001AF00000242DA5C80985035CB29.png" xlink:type="simple" xlink:show="embed" xlink:actuate="onLoad"/></draw:frame><draw:frame draw:style-name="fr1" draw:name="Image3" text:anchor-type="paragraph" svg:x="3.5693in" svg:y="5in" svg:width="3.8866in" svg:height="5.2126in" draw:z-index="0"><draw:image xlink:href="Pictures/10000000000001AF0000024252E1E929722B69F2.png" xlink:type="simple" xlink:show="embed" xlink:actuate="onLoad"/></draw:frame><draw:frame draw:style-name="fr1" draw:name="Image4" text:anchor-type="paragraph" svg:x="3.3453in" svg:y="-0.7638in" svg:width="4.3665in" svg:height="5.8228in" draw:z-index="5"><draw:image xlink:href="Pictures/10000000000001A4000002301E3EC3B11397E3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2:19:14.270748468</meta:creation-date>
    <dc:date>2019-02-12T11:02:32.293913389</dc:date>
    <meta:editing-duration>PT12M28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